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attr_orc_tier_4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attr_orc_tier_4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<text:span text:style-name="T4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3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3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3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uruk_skull_spear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.00.0000</text:date>, <text:time style:data-style-name="N2" text:time-value="18:34:39.4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4-17T19:39:14.455000000</dc:date>
    <meta:editing-cycles>497</meta:editing-cycles>
    <meta:editing-duration>P5DT22H17M50S</meta:editing-duration>
    <dc:creator>Jöran Balks</dc:creator>
    <meta:document-statistic meta:table-count="2" meta:cell-count="7113" meta:object-count="0"/>
  </office:meta>
</office:document-meta>
</file>